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1" style:family="text">
      <style:text-properties officeooo:rsid="0018f79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AGER KÜNSTLER</text:p>
      <text:p text:style-name="Standard"/>
      <text:p text:style-name="Standard">Als erste Ausstellung des Jahres 1967 kam diese - nach langen fast ein Jahr zurückliegenden Verhandlungen - mit einer kunstlergruppe der Metropole unseres nördlichen Nachbarstaates zustande. <text:s/>Der ',MHZ hat damit erstmals zu Künstlern über die zustande. Der ',MHZ hat damit erstmals zu Künstlern über die Staatsgrenzen hinaus, 'Tontakt gefunden und wird sich - vom </text:p>
      <text:p text:style-name="Standard">22. September bis 15. 0ktober 1967 - als Gegenbesuch des MAERZ in Prag - in der Galerie bratří Čapků mit einer Auswahl seiner Graphik und Plastik vorstellen. Die Ausstellung der Prager Künstler - sämtl. Mitglieder der Gruppe (skupina) 'MÁJ - bestand aus folgenden Personen, CHLUPÁČ, DYDEK, AAJE,C, KLAPSTE, LMIOUCJA, NOLČ, ORAVEC, PODERAZSN?, PRAŽÁK, ŠVANKMAJER, ŠVAHKMAJEROVÁ. Zwei der Ausstellenden - Prazak und Lehoucka - begleiteten die Ausstellung nach Linz, die der Präsident des MAERZ, Herr Arch. Dipl. Ing. Walther Ister am Mittwoch, dem 1. Feber um 20 Uhr eröffnete. Das sehr zahlreich erschienene Publikum (100 Personen) - voran unser Altbürgermeister Herr Hofrat Dr. Koref - brachten den </text:p>
      <text:p text:style-name="Standard">Exponaten einer erstmals in Linz vertretenen Künstlergruppe aus der ČSSR äußerst reges Interesse entgegen, welches auch im weiteren Verlauf der Ausstellung anhielt und bis jetzt zum </text:p>
      <text:p text:style-name="Standard">größten Desucherstand einer Veranstaltung in unserer Galerie </text:p>
      <text:p text:style-name="Standard">geführt hat. <text:s text:c="5"/>(Fortsetzung umseitigi)</text:p>
      <text:p text:style-name="Standard"/>
      <text:p text:style-name="Standard">PRAGER IWNSTIER (Fortsetzung) Das internationale Gepräge dieser Ausstellung veranlaßte das österr. Fernsehen neuerdings zu Aufnahmen. Rezensionen mit umfangreichem Bildmaterial erschienen in der Linzer Tages -presse. Das Lai/Juni - Heft 'Alte und Moderne Munst"('ir.92) brachte einen anerkennenden Beitrag von Herrn Peter Baum. Gleichsam als Erfolg und Resonanz unserer Galerietätigkeit entnehmen wir der umfangreichen Besprechung aus der Feder unseres :amstkritikers Dr.Peter :ragt - unter dem Titel "Iünstlerische Begegnung der Städte Prag und Linz/Hit der Einladung der tschechischen Gruppe "Efij' hat die Bünstlerver-einigung .,AERZ Initiative bewiesen" - folgenden Absatz, 'Die Auflockerung eines rein einheimischen, oberösterreichisch orientierten Ausstellungsbetriebes ist zu begrüßen und wurde bisher erst vom DIAERZ bewußt betrieb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iri Danecek</meta:initial-creator>
    <meta:creation-date>2015-09-09T18:07:04.608189063</meta:creation-date>
    <dc:date>2015-09-09T18:36:44.054442001</dc:date>
    <dc:creator>Jiri Danecek</dc:creator>
    <meta:editing-duration>P0D</meta:editing-duration>
    <meta:editing-cycles>2</meta:editing-cycles>
    <meta:generator>LibreOffice/4.2.8.2$Linux_x86 LibreOffice_project/420m0$Build-2</meta:generator>
    <meta:document-statistic meta:table-count="0" meta:image-count="0" meta:object-count="0" meta:page-count="1" meta:paragraph-count="7" meta:word-count="304" meta:character-count="2206" meta:non-whitespace-character-count="1898"/>
  </office:meta>
</office:document-meta>
</file>